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100" style:family="table-column">
      <style:table-column-properties fo:break-before="auto" style:column-width="4.538cm"/>
    </style:style>
    <style:style style:name="co101" style:family="table-column">
      <style:table-column-properties fo:break-before="auto" style:column-width="3.071cm"/>
    </style:style>
    <style:style style:name="co102" style:family="table-column">
      <style:table-column-properties fo:break-before="auto" style:column-width="4.043cm"/>
    </style:style>
    <style:style style:name="co103" style:family="table-column">
      <style:table-column-properties fo:break-before="auto" style:column-width="10.289cm"/>
    </style:style>
    <style:style style:name="co104" style:family="table-column">
      <style:table-column-properties fo:break-before="auto" style:column-width="10.4cm"/>
    </style:style>
    <style:style style:name="co105" style:family="table-column">
      <style:table-column-properties fo:break-before="auto" style:column-width="19.794cm"/>
    </style:style>
    <style:style style:name="co106" style:family="table-column">
      <style:table-column-properties fo:break-before="auto" style:column-width="4.471cm"/>
    </style:style>
    <style:style style:name="co107" style:family="table-column">
      <style:table-column-properties fo:break-before="auto" style:column-width="5.625cm"/>
    </style:style>
    <style:style style:name="co108" style:family="table-column">
      <style:table-column-properties fo:break-before="auto" style:column-width="4.433cm"/>
    </style:style>
    <style:style style:name="co109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10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111" style:family="table-column">
      <style:table-column-properties fo:break-before="auto" style:column-width="11.474cm"/>
    </style:style>
    <style:style style:name="co112" style:family="table-column">
      <style:table-column-properties fo:break-before="auto" style:column-width="19.29cm"/>
    </style:style>
    <style:style style:name="co113" style:family="table-column">
      <style:table-column-properties fo:break-before="auto" style:column-width="4.845cm"/>
    </style:style>
    <style:style style:name="co114" style:family="table-column">
      <style:table-column-properties fo:break-before="auto" style:column-width="10.107cm"/>
    </style:style>
    <style:style style:name="co99" style:family="table-column">
      <style:table-column-properties fo:break-before="auto" style:column-width="3.999cm"/>
    </style:style>
    <style:style style:name="co25" style:family="table-column">
      <style:table-column-properties fo:break-before="auto" style:column-width="4.688cm"/>
    </style:style>
    <style:style style:name="co115" style:family="table-column">
      <style:table-column-properties fo:break-before="auto" style:column-width="2.976cm"/>
    </style:style>
    <style:style style:name="co116" style:family="table-column">
      <style:table-column-properties fo:break-before="auto" style:column-width="0.991cm"/>
    </style:style>
    <style:style style:name="co117" style:family="table-column">
      <style:table-column-properties fo:break-before="auto" style:column-width="2.9cm"/>
    </style:style>
    <style:style style:name="co118" style:family="table-column">
      <style:table-column-properties fo:break-before="auto" style:column-width="1.12cm"/>
    </style:style>
    <style:style style:name="co119" style:family="table-column">
      <style:table-column-properties fo:break-before="auto" style:column-width="1.217cm"/>
    </style:style>
    <style:style style:name="co120" style:family="table-column">
      <style:table-column-properties fo:break-before="auto" style:column-width="15.487cm"/>
    </style:style>
    <style:style style:name="co121" style:family="table-column">
      <style:table-column-properties fo:break-before="auto" style:column-width="3.134cm"/>
    </style:style>
    <style:style style:name="co122" style:family="table-column">
      <style:table-column-properties fo:break-before="auto" style:column-width="9.917cm"/>
    </style:style>
    <style:style style:name="co123" style:family="table-column">
      <style:table-column-properties fo:break-before="auto" style:column-width="18.789cm"/>
    </style:style>
    <style:style style:name="co124" style:family="table-column">
      <style:table-column-properties fo:break-before="auto" style:column-width="6.207cm"/>
    </style:style>
    <style:style style:name="co125" style:family="table-column">
      <style:table-column-properties fo:break-before="auto" style:column-width="12.1cm"/>
    </style:style>
    <style:style style:name="co36" style:family="table-column">
      <style:table-column-properties fo:break-before="auto" style:column-width="2.593cm"/>
    </style:style>
    <style:style style:name="co37" style:family="table-column">
      <style:table-column-properties fo:break-before="auto" style:column-width="5.198cm"/>
    </style:style>
    <style:style style:name="co38" style:family="table-column">
      <style:table-column-properties fo:break-before="auto" style:column-width="5.796cm"/>
    </style:style>
    <style:style style:name="co39" style:family="table-column">
      <style:table-column-properties fo:break-before="auto" style:column-width="4.858cm"/>
    </style:style>
    <style:style style:name="co40" style:family="table-column">
      <style:table-column-properties fo:break-before="auto" style:column-width="1.247cm"/>
    </style:style>
    <style:style style:name="co41" style:family="table-column">
      <style:table-column-properties fo:break-before="auto" style:column-width="0.961cm"/>
    </style:style>
    <style:style style:name="co42" style:family="table-column">
      <style:table-column-properties fo:break-before="auto" style:column-width="10.841cm"/>
    </style:style>
    <style:style style:name="co43" style:family="table-column">
      <style:table-column-properties fo:break-before="auto" style:column-width="1.886cm"/>
    </style:style>
    <style:style style:name="co44" style:family="table-column">
      <style:table-column-properties fo:break-before="auto" style:column-width="13.164cm"/>
    </style:style>
    <style:style style:name="co45" style:family="table-column">
      <style:table-column-properties fo:break-before="auto" style:column-width="39.516cm"/>
    </style:style>
    <style:style style:name="co46" style:family="table-column">
      <style:table-column-properties fo:break-before="auto" style:column-width="5.11cm"/>
    </style:style>
    <style:style style:name="co133" style:family="table-column">
      <style:table-column-properties fo:break-before="auto" style:column-width="4.942cm"/>
    </style:style>
    <style:style style:name="co134" style:family="table-column">
      <style:table-column-properties fo:break-before="auto" style:column-width="5.071cm"/>
    </style:style>
    <style:style style:name="co135" style:family="table-column">
      <style:table-column-properties fo:break-before="auto" style:column-width="3.526cm"/>
    </style:style>
    <style:style style:name="co136" style:family="table-column">
      <style:table-column-properties fo:break-before="auto" style:column-width="11.606cm"/>
    </style:style>
    <style:style style:name="co137" style:family="table-column">
      <style:table-column-properties fo:break-before="auto" style:column-width="7.459cm"/>
    </style:style>
    <style:style style:name="co52" style:family="table-column">
      <style:table-column-properties fo:break-before="auto" style:column-width="4.001cm"/>
    </style:style>
    <style:style style:name="co138" style:family="table-column">
      <style:table-column-properties fo:break-before="auto" style:column-width="5.193cm"/>
    </style:style>
    <style:style style:name="co141" style:family="table-column">
      <style:table-column-properties fo:break-before="auto" style:column-width="3.948cm"/>
    </style:style>
    <style:style style:name="co142" style:family="table-column">
      <style:table-column-properties fo:break-before="auto" style:column-width="5.743cm"/>
    </style:style>
    <style:style style:name="co143" style:family="table-column">
      <style:table-column-properties fo:break-before="auto" style:column-width="2.205cm"/>
    </style:style>
    <style:style style:name="co144" style:family="table-column">
      <style:table-column-properties fo:break-before="auto" style:column-width="4.159cm"/>
    </style:style>
    <style:style style:name="co145" style:family="table-column">
      <style:table-column-properties fo:break-before="auto" style:column-width="4.389cm"/>
    </style:style>
    <style:style style:name="co146" style:family="table-column">
      <style:table-column-properties fo:break-before="auto" style:column-width="0.676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co126" style:family="table-column">
      <style:table-column-properties fo:break-before="auto" style:column-width="1.836cm"/>
    </style:style>
    <style:style style:name="co127" style:family="table-column">
      <style:table-column-properties fo:break-before="auto" style:column-width="4.713cm"/>
    </style:style>
    <style:style style:name="co128" style:family="table-column">
      <style:table-column-properties fo:break-before="auto" style:column-width="5.182cm"/>
    </style:style>
    <style:style style:name="co129" style:family="table-column">
      <style:table-column-properties fo:break-before="auto" style:column-width="4.45cm"/>
    </style:style>
    <style:style style:name="co130" style:family="table-column">
      <style:table-column-properties fo:break-before="auto" style:column-width="11.13cm"/>
    </style:style>
    <style:style style:name="co131" style:family="table-column">
      <style:table-column-properties fo:break-before="auto" style:column-width="2.39cm"/>
    </style:style>
    <style:style style:name="co132" style:family="table-column">
      <style:table-column-properties fo:break-before="auto" style:column-width="17.494cm"/>
    </style:style>
    <style:style style:name="co139" style:family="table-column">
      <style:table-column-properties fo:break-before="auto" style:column-width="21.191cm"/>
    </style:style>
    <style:style style:name="co140" style:family="table-column">
      <style:table-column-properties fo:break-before="auto" style:column-width="4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lasse">
      <style:table-properties table:display="true" style:writing-mode="lr-tb"/>
    </style:style>
    <style:style style:name="ta13" style:family="table" style:master-page-name="PageStyle_5f_Espece">
      <style:table-properties table:display="true" style:writing-mode="lr-tb"/>
    </style:style>
    <style:style style:name="ta14" style:family="table" style:master-page-name="PageStyle_5f_enclos">
      <style:table-properties table:display="true" style:writing-mode="lr-tb"/>
    </style:style>
    <style:style style:name="ta15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17" style:family="table" style:master-page-name="PageStyle_5f_entree">
      <style:table-properties table:display="true" style:writing-mode="lr-tb"/>
    </style:style>
    <style:style style:name="ta1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6" style:family="table" style:master-page-name="PageStyle_5f_DemandeAdoption">
      <style:table-properties table:display="true" style:writing-mode="lr-tb"/>
    </style:style>
    <style:style style:name="ta19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8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/>
      <style:text-properties fo:color="#000000"/>
    </style:style>
    <style:style style:name="ce97" style:family="table-cell" style:parent-style-name="Default">
      <style:table-cell-properties fo:background-color="#e6e6ff"/>
      <style:text-properties fo:color="#000000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5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gif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13" table:print="false">
        <office:forms form:automatic-focus="false" form:apply-design-mode="false"/>
        <table:table-column table:style-name="co1" table:default-cell-style-name="ce4"/>
        <table:table-column table:style-name="co100" table:number-columns-repeated="2" table:default-cell-style-name="ce4"/>
        <table:table-column table:style-name="co101" table:default-cell-style-name="ce4"/>
        <table:table-column table:style-name="co1" table:number-columns-repeated="2" table:default-cell-style-name="ce4"/>
        <table:table-column table:style-name="co102" table:default-cell-style-name="ce4"/>
        <table:table-column table:style-name="co1" table:number-columns-repeated="3" table:default-cell-style-name="ce4"/>
        <table:table-column table:style-name="co103" table:default-cell-style-name="ce4"/>
        <table:table-column table:style-name="co1" table:default-cell-style-name="ce4"/>
        <table:table-column table:style-name="co104" table:default-cell-style-name="ce4"/>
        <table:table-column table:style-name="co105" table:default-cell-style-name="ce4"/>
        <table:table-column table:style-name="co6" table:default-cell-style-name="ce23"/>
        <table:table-column table:style-name="co106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72" table:number-columns-repeated="2"/>
          <table:table-cell table:style-name="ce74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73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gif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75"/>
          <table:table-cell table:style-name="ce75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HOTO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71" office:value-type="string">
            <text:p>0|Non,1|Oui</text:p>
          </table:table-cell>
          <table:table-cell table:style-name="ce6"/>
          <table:table-cell table:style-name="ce75"/>
          <table:table-cell table:style-name="ce75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75"/>
          <table:table-cell table:style-name="ce75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5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8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20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76"/>
          <table:table-cell table:style-name="ce7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74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73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4" table:print="false">
        <office:forms form:automatic-focus="false" form:apply-design-mode="false"/>
        <table:table-column table:style-name="co1" table:default-cell-style-name="ce4"/>
        <table:table-column table:style-name="co107" table:default-cell-style-name="ce4"/>
        <table:table-column table:style-name="co108" table:default-cell-style-name="ce4"/>
        <table:table-column table:style-name="co109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10" table:default-cell-style-name="ce4"/>
        <table:table-column table:style-name="co20" table:default-cell-style-name="ce4"/>
        <table:table-column table:style-name="co1" table:default-cell-style-name="ce4"/>
        <table:table-column table:style-name="co111" table:default-cell-style-name="ce4"/>
        <table:table-column table:style-name="co112" table:default-cell-style-name="ce4"/>
        <table:table-column table:style-name="co113" table:default-cell-style-name="ce4"/>
        <table:table-column table:style-name="co114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8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7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iwidth=32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70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15" table:print="false">
        <office:forms form:automatic-focus="false" form:apply-design-mode="false"/>
        <table:table-column table:style-name="co1" table:default-cell-style-name="ce4"/>
        <table:table-column table:style-name="co99" table:default-cell-style-name="ce4"/>
        <table:table-column table:style-name="co25" table:default-cell-style-name="ce4"/>
        <table:table-column table:style-name="co115" table:default-cell-style-name="ce4"/>
        <table:table-column table:style-name="co110" table:default-cell-style-name="ce4"/>
        <table:table-column table:style-name="co116" table:default-cell-style-name="ce4"/>
        <table:table-column table:style-name="co117" table:default-cell-style-name="ce4"/>
        <table:table-column table:style-name="co118" table:default-cell-style-name="ce4"/>
        <table:table-column table:style-name="co119" table:default-cell-style-name="ce4"/>
        <table:table-column table:style-name="co20" table:default-cell-style-name="ce4"/>
        <table:table-column table:style-name="co120" table:default-cell-style-name="ce4"/>
        <table:table-column table:style-name="co121" table:default-cell-style-name="ce4"/>
        <table:table-column table:style-name="co122" table:default-cell-style-name="ce4"/>
        <table:table-column table:style-name="co123" table:default-cell-style-name="ce4"/>
        <table:table-column table:style-name="co124" table:default-cell-style-name="ce4"/>
        <table:table-column table:style-name="co125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69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6" office:value-type="string">
            <text:p>viewtemplate_=ZOO:ANIMALIDENT|edittemplate_=ZOO:ANIMALIDENT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6" office:value-type="string">
            <text:p>edittemplate=ZOO:ANIMALNAME:U|viewtemplate=ZOO:ANIMALNAME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edittemplate=ZOO:ANIMALTATOO:S|viewtemplate=ZOO:ANIMALTATOO: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AN_ESPECE%&amp;classid=ZOO_ESPECE&amp;ES_NOM=%CT%</text:p>
          </table:table-cell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NFANT%&amp;classid=ZOO_ANIMAL&amp;AN_NOM=%CT%</text:p>
          </table:table-cell>
          <table:table-cell table:style-name="ce6"/>
          <table:table-cell table:style-name="ce6" office:value-type="string">
            <text:p>edittemplate=ZOO:ANIMALTATOO|viewtemplate=ZOO:ANIMALTATO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office:forms form:automatic-focus="false" form:apply-design-mode="false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1" table:number-columns-repeated="3" table:default-cell-style-name="ce4"/>
        <table:table-column table:style-name="co40" table:default-cell-style-name="ce4"/>
        <table:table-column table:style-name="co41" table:default-cell-style-name="ce4"/>
        <table:table-column table:style-name="co20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style-name="co1" table:default-cell-style-name="ce4"/>
        <table:table-column table:style-name="co46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table:number-columns-repeated="3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17" table:print="false">
        <office:forms form:automatic-focus="false" form:apply-design-mode="false"/>
        <table:table-column table:style-name="co1" table:default-cell-style-name="ce4"/>
        <table:table-column table:style-name="co25" table:default-cell-style-name="ce4"/>
        <table:table-column table:style-name="co133" table:default-cell-style-name="ce4"/>
        <table:table-column table:style-name="co134" table:default-cell-style-name="ce4"/>
        <table:table-column table:style-name="co1" table:number-columns-repeated="2" table:default-cell-style-name="ce4"/>
        <table:table-column table:style-name="co135" table:default-cell-style-name="ce4"/>
        <table:table-column table:style-name="co1" table:number-columns-repeated="3" table:default-cell-style-name="ce4"/>
        <table:table-column table:style-name="co136" table:default-cell-style-name="ce4"/>
        <table:table-column table:style-name="co1" table:default-cell-style-name="ce4"/>
        <table:table-column table:style-name="co137" table:default-cell-style-name="ce4"/>
        <table:table-column table:style-name="co1" table:default-cell-style-name="ce4"/>
        <table:table-column table:style-name="co52" table:default-cell-style-name="ce4"/>
        <table:table-column table:style-name="co138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94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94" office:value-type="string">
            <text:p>Prix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94" office:value-type="string">
            <text:p>R</text:p>
          </table:table-cell>
          <table:table-cell table:style-name="ce94" table:number-columns-repeated="7"/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PRINTTICKET</text:p>
          </table:table-cell>
          <table:table-cell table:style-name="ce97"/>
          <table:table-cell table:style-name="ce97" office:value-type="string">
            <text:p>Tickets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FDL&amp;action=IMPCARD&amp;zone=ZOO:VIEWTICKETS&amp;id=%I%</text:p>
          </table:table-cell>
          <table:table-cell table:style-name="ce97" table:number-columns-repeated="5"/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DAYSALES</text:p>
          </table:table-cell>
          <table:table-cell table:style-name="ce97"/>
          <table:table-cell table:style-name="ce97" office:value-type="string">
            <text:p>Recette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ZOO&amp;action=ZOO_TICKETSALES&amp;date=%ENT_DATE%</text:p>
          </table:table-cell>
          <table:table-cell table:style-name="ce97"/>
          <table:table-cell table:style-name="ce97" office:value-type="string">
            <text:p>::canExecute(ZOO,ZOO_TICKETSALES)</text:p>
          </table:table-cell>
          <table:table-cell table:style-name="ce97" table:number-columns-repeated="2"/>
          <table:table-cell table:style-name="ce97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TODAYSALES</text:p>
          </table:table-cell>
          <table:table-cell table:style-name="ce97"/>
          <table:table-cell table:style-name="ce97" office:value-type="string">
            <text:p>Recette du jour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ZOO&amp;action=ZOO_TICKETSALES</text:p>
          </table:table-cell>
          <table:table-cell table:style-name="ce97"/>
          <table:table-cell table:style-name="ce97" office:value-type="string">
            <text:p>::canExecute(ZOO,ZOO_TICKETSALES)</text:p>
          </table:table-cell>
          <table:table-cell table:style-name="ce97" table:number-columns-repeated="2"/>
          <table:table-cell table:style-name="ce97" office:value-type="string">
            <text:p>mwidth=300px|mheight=400px|global=yes|onlyglobal=yes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ENUM1</text:p>
          </table:table-cell>
          <table:table-cell office:value-type="string">
            <text:p>ENT_FR_PRIX</text:p>
          </table:table-cell>
          <table:table-cell office:value-type="string">
            <text:p>énum u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Un,2|deux</text:p>
          </table:table-cell>
          <table:table-cell table:number-columns-repeated="243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16" table:print="false">
        <office:forms form:automatic-focus="false" form:apply-design-mode="false"/>
        <table:table-column table:style-name="co126" table:default-cell-style-name="ce46"/>
        <table:table-column table:style-name="co127" table:default-cell-style-name="ce46"/>
        <table:table-column table:style-name="co128" table:default-cell-style-name="ce46"/>
        <table:table-column table:style-name="co129" table:default-cell-style-name="ce46"/>
        <table:table-column table:style-name="co1" table:number-columns-repeated="2" table:default-cell-style-name="ce46"/>
        <table:table-column table:style-name="co18" table:default-cell-style-name="ce46"/>
        <table:table-column table:style-name="co1" table:number-columns-repeated="3" table:default-cell-style-name="ce46"/>
        <table:table-column table:style-name="co130" table:default-cell-style-name="ce46"/>
        <table:table-column table:style-name="co131" table:default-cell-style-name="ce46"/>
        <table:table-column table:style-name="co132" table:default-cell-style-name="ce46"/>
        <table:table-column table:style-name="co139" table:default-cell-style-name="ce46"/>
        <table:table-column table:style-name="co140" table:default-cell-style-name="ce46"/>
        <table:table-column table:style-name="co1" table:number-columns-repeated="241" table:default-cell-style-name="ce46"/>
        <table:table-row table:style-name="ro1">
          <table:table-cell table:style-name="ce67" office:value-type="string">
            <text:p>// </text:p>
          </table:table-cell>
          <table:table-cell table:style-name="ce67" office:value-type="string">
            <text:p>fromid</text:p>
          </table:table-cell>
          <table:table-cell table:style-name="ce67" office:value-type="string">
            <text:p>titre</text:p>
          </table:table-cell>
          <table:table-cell table:style-name="ce84" office:value-type="string">
            <text:p>id</text:p>
          </table:table-cell>
          <table:table-cell table:style-name="ce84" office:value-type="string">
            <text:p>class</text:p>
          </table:table-cell>
          <table:table-cell table:style-name="ce67" office:value-type="string">
            <text:p>name</text:p>
          </table:table-cell>
          <table:table-cell table:style-name="ce67" table:number-columns-repeated="10"/>
          <table:table-cell table:style-name="ce43" table:number-columns-repeated="240"/>
        </table:table-row>
        <table:table-row table:style-name="ro1">
          <table:table-cell table:style-name="ce68" office:value-type="string">
            <text:p>BEGIN</text:p>
          </table:table-cell>
          <table:table-cell table:style-name="ce83"/>
          <table:table-cell table:style-name="ce83" office:value-type="string">
            <text:p>demande adoption</text:p>
          </table:table-cell>
          <table:table-cell table:style-name="ce83" table:number-columns-repeated="2"/>
          <table:table-cell table:style-name="ce83" office:value-type="string">
            <text:p>ZOO_DEMANDEADOPTION</text:p>
          </table:table-cell>
          <table:table-cell table:style-name="ce83" table:number-columns-repeated="10"/>
          <table:table-cell table:number-columns-repeated="240"/>
        </table:table-row>
        <table:table-row table:style-name="ro1">
          <table:table-cell table:style-name="ce79" office:value-type="string">
            <text:p>TYPE</text:p>
          </table:table-cell>
          <table:table-cell table:style-name="ce7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6" office:value-type="string">
            <text:p>need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DE_TAB_IDENT</text:p>
          </table:table-cell>
          <table:table-cell table:style-name="ce80"/>
          <table:table-cell table:style-name="ce80" office:value-type="string">
            <text:p>Identificatio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ab</text:p>
          </table:table-cell>
          <table:table-cell table:style-name="ce85" office:value-type="float" office:value="0">
            <text:p>0</text:p>
          </table:table-cell>
          <table:table-cell table:style-name="ce80" office:value-type="string">
            <text:p>W</text:p>
          </table:table-cell>
          <table:table-cell table:style-name="ce85"/>
          <table:table-cell table:style-name="ce80" table:number-columns-repeated="3"/>
          <table:table-cell table:style-name="ce85" table:number-columns-repeated="3"/>
          <table:table-cell table:style-name="ce87"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DE_REFERENCE</text:p>
          </table:table-cell>
          <table:table-cell table:style-name="ce79" office:value-type="string">
            <text:p>DE_TAB_IDENT</text:p>
          </table:table-cell>
          <table:table-cell table:style-name="ce79" office:value-type="string">
            <text:p>Référenc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formula="of:=[.H8]+10" office:value-type="float" office:value="10">
            <text:p>10</text:p>
          </table:table-cell>
          <table:table-cell table:style-name="ce79" office:value-type="string">
            <text:p>R</text:p>
          </table:table-cell>
          <table:table-cell/>
          <table:table-cell table:style-name="ce79" table:number-columns-repeated="3"/>
          <table:table-cell table:number-columns-repeated="3"/>
          <table:table-cell table:style-name="ce87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Identification demandeur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9]+10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IDREDAC</text:p>
          </table:table-cell>
          <table:table-cell office:value-type="string">
            <text:p>DE_FR_IDENTIFICATION</text:p>
          </table:table-cell>
          <table:table-cell office:value-type="string">
            <text:p>rédact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0]+10"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REDAC):DE_REDAC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IDDEMAND</text:p>
          </table:table-cell>
          <table:table-cell office:value-type="string">
            <text:p>DE_FR_IDENTIFICATION</text:p>
          </table:table-cell>
          <table:table-cell office:value-type="string">
            <text:p>demand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1]+10" office:value-type="float" office:value="40">
            <text:p>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zoo.php</text:p>
          </table:table-cell>
          <table:table-cell office:value-type="string">
            <text:p>getAddress(D,CT):DE_IDDEMAND,CT,DE_POSTALADDRESS,DE_PHONE,DE_MOBILE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OSTALADDRESS</text:p>
          </table:table-cell>
          <table:table-cell office:value-type="string">
            <text:p>DE_FR_IDENTIFICATION</text:p>
          </table:table-cell>
          <table:table-cell office:value-type="string">
            <text:p>Adress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2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HONE</text:p>
          </table:table-cell>
          <table:table-cell office:value-type="string">
            <text:p>DE_FR_IDENTIFICATION</text:p>
          </table:table-cell>
          <table:table-cell office:value-type="string">
            <text:p>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3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MOBILE</text:p>
          </table:table-cell>
          <table:table-cell office:value-type="string">
            <text:p>DE_FR_IDENTIFICATION</text:p>
          </table:table-cell>
          <table:table-cell office:value-type="string">
            <text:p>mobi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4]+10" office:value-type="float" office:value="70">
            <text:p>7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String(de_mobile,0[6|7][0-9]{6})</text:p>
          </table:table-cell>
          <table:table-cell table:number-columns-repeated="241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DE_FR_AN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Animal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5]+10" office:value-type="float" office:value="80">
            <text:p>8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NOM</text:p>
          </table:table-cell>
          <table:table-cell office:value-type="string">
            <text:p>DE_FR_ANIDENTIFICATION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formula="of:=[.H16]+10" office:value-type="float" office:value="90">
            <text:p>9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ESPECE</text:p>
          </table:table-cell>
          <table:table-cell office:value-type="string">
            <text:p>DE_FR_ANIDENTIFICATION</text:p>
          </table:table-cell>
          <table:table-cell office:value-type="string">
            <text:p>Nom de l'espèce</text:p>
          </table:table-cell>
          <table:table-cell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formula="of:=[.H17]+10" office:value-type="float" office:value="100">
            <text:p>100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%S%app=GENERIC&amp;action=GENERIC_EDIT&amp;id=%DE_IDESPECE%&amp;classid=ZOO_ESPECE&amp;ES_NOM=%DE_ESPECE%</text:p>
          </table:table-cell>
          <table:table-cell table:number-columns-repeated="242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IDESPECE</text:p>
          </table:table-cell>
          <table:table-cell office:value-type="string">
            <text:p>DE_FR_ANIDENTIFICATION</text:p>
          </table:table-cell>
          <table:table-cell office:value-type="string">
            <text:p>Espèce</text:p>
          </table:table-cell>
          <table:table-cell office:value-type="string">
            <text:p>N</text:p>
          </table:table-cell>
          <table:table-cell table:style-name="ce79" office:value-type="string">
            <text:p>N</text:p>
          </table:table-cell>
          <table:table-cell office:value-type="string">
            <text:p>docid("ZOO_ESPECE")</text:p>
          </table:table-cell>
          <table:table-cell table:formula="of:=[.H18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doctitle=de_espece</text:p>
          </table:table-cell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NAISSANCE</text:p>
          </table:table-cell>
          <table:table-cell office:value-type="string">
            <text:p>DE_FR_ANIDENTIFICATION</text:p>
          </table:table-cell>
          <table:table-cell office:value-type="string">
            <text:p>date de naissance</text:p>
          </table:table-cell>
          <table:table-cell office:value-type="string">
            <text:p>N</text:p>
          </table:table-cell>
          <table:table-cell table:style-name="ce79" office:value-type="string">
            <text:p>N</text:p>
          </table:table-cell>
          <table:table-cell office:value-type="string">
            <text:p>date</text:p>
          </table:table-cell>
          <table:table-cell table:formula="of:=[.H19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5"/>
          <table:table-cell table:style-name="ce6" office:value-type="string">
            <text:p>::verifyDate(DE_NAISSANCE)</text:p>
          </table:table-cell>
          <table:table-cell table:style-name="ce94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PHOTO</text:p>
          </table:table-cell>
          <table:table-cell office:value-type="string">
            <text:p>DE_FR_ANIDENTIFICATION</text:p>
          </table:table-cell>
          <table:table-cell office:value-type="string">
            <text:p>photo</text:p>
          </table:table-cell>
          <table:table-cell office:value-type="string">
            <text:p>N</text:p>
          </table:table-cell>
          <table:table-cell table:style-name="ce79" office:value-type="string">
            <text:p>N</text:p>
          </table:table-cell>
          <table:table-cell office:value-type="string">
            <text:p>image</text:p>
          </table:table-cell>
          <table:table-cell table:formula="of:=[.H20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DE_TAB_INFO</text:p>
          </table:table-cell>
          <table:table-cell table:style-name="ce80"/>
          <table:table-cell table:style-name="ce80" office:value-type="string">
            <text:p>Complément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ab</text:p>
          </table:table-cell>
          <table:table-cell table:style-name="ce85" office:value-type="float" office:value="0">
            <text:p>0</text:p>
          </table:table-cell>
          <table:table-cell table:style-name="ce80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PROVENANCE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Provena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1]+10" office:value-type="float" office:value="140">
            <text:p>1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PAYS</text:p>
          </table:table-cell>
          <table:table-cell office:value-type="string">
            <text:p>DE_FR_PROVENANCE</text:p>
          </table:table-cell>
          <table:table-cell office:value-type="string">
            <text:p>pays</text:p>
          </table:table-cell>
          <table:table-cell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REGION</text:p>
          </table:table-cell>
          <table:table-cell office:value-type="string">
            <text:p>DE_FR_PROVENANCE</text:p>
          </table:table-cell>
          <table:table-cell office:value-type="string">
            <text:p>région</text:p>
          </table:table-cell>
          <table:table-cell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formula="of:=[.H24]+10" office:value-type="float" office:value="160">
            <text:p>1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PROPRIETAIRE</text:p>
          </table:table-cell>
          <table:table-cell office:value-type="string">
            <text:p>DE_FR_PROVENANCE</text:p>
          </table:table-cell>
          <table:table-cell office:value-type="string">
            <text:p>propriétaire actuel</text:p>
          </table:table-cell>
          <table:table-cell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DE_IDPROPRIETAIRE%</text:p>
          </table:table-cell>
          <table:table-cell office:value-type="string">
            <text:p>fdl.php</text:p>
          </table:table-cell>
          <table:table-cell office:value-type="string">
            <text:p>lfamily(D,USER,DE_PROPRIETAIRE):DE_IDPROPRIETAIRE,DE_PROPRIETAIRE</text:p>
          </table:table-cell>
          <table:table-cell office:value-type="string">
            <text:p>%S%app=GENERIC&amp;action=GENERIC_EDIT&amp;id=%DE_IDPROPRIETAIRE%&amp;classid={USER}&amp;US_LNAME=%DE_PROPRIETAIRE%</text:p>
          </table:table-cell>
          <table:table-cell table:number-columns-repeated="242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IDPROPRIETAIRE</text:p>
          </table:table-cell>
          <table:table-cell office:value-type="string">
            <text:p>DE_FR_PROVENANCE</text:p>
          </table:table-cell>
          <table:table-cell office:value-type="string">
            <text:p>id propriétaire actuel</text:p>
          </table:table-cell>
          <table:table-cell office:value-type="string">
            <text:p>N</text:p>
          </table:table-cell>
          <table:table-cell table:style-name="ce79" office:value-type="string">
            <text:p>N</text:p>
          </table:table-cell>
          <table:table-cell office:value-type="string">
            <text:p>docid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ALISATION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éalisa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7]+10" office:value-type="float" office:value="190">
            <text:p>19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DATE</text:p>
          </table:table-cell>
          <table:table-cell office:value-type="string">
            <text:p>DE_FR_REALISATION</text:p>
          </table:table-cell>
          <table:table-cell office:value-type="string">
            <text:p>date </text:p>
          </table:table-cell>
          <table:table-cell office:value-type="string">
            <text:p>N</text:p>
          </table:table-cell>
          <table:table-cell table:style-name="ce79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200">
            <text:p>2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HEURE</text:p>
          </table:table-cell>
          <table:table-cell office:value-type="string">
            <text:p>DE_FR_REALISATION</text:p>
          </table:table-cell>
          <table:table-cell office:value-type="string">
            <text:p>heure</text:p>
          </table:table-cell>
          <table:table-cell office:value-type="string">
            <text:p>N</text:p>
          </table:table-cell>
          <table:table-cell table:style-name="ce79" office:value-type="string">
            <text:p>N</text:p>
          </table:table-cell>
          <table:table-cell office:value-type="string">
            <text:p>time </text:p>
          </table:table-cell>
          <table:table-cell table:formula="of:=[.H29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US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efu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0]+10" office:value-type="float" office:value="220">
            <text:p>2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MOTIF</text:p>
          </table:table-cell>
          <table:table-cell office:value-type="string">
            <text:p>DE_FR_REFUS</text:p>
          </table:table-cell>
          <table:table-cell office:value-type="string">
            <text:p>Motif du refus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31]+10" office:value-type="float" office:value="230">
            <text:p>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VALID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Validatio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2]+10" office:value-type="float" office:value="240">
            <text:p>2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IDVAL</text:p>
          </table:table-cell>
          <table:table-cell office:value-type="string">
            <text:p>DE_FR_VALID</text:p>
          </table:table-cell>
          <table:table-cell office:value-type="string">
            <text:p>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33]+10" office:value-type="float" office:value="250">
            <text:p>25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getTitle(DE_IDVAL):DE_VAL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VAL</text:p>
          </table:table-cell>
          <table:table-cell office:value-type="string">
            <text:p>DE_FR_VALID</text:p>
          </table:table-cell>
          <table:table-cell office:value-type="string">
            <text:p>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4]+10" office:value-type="float" office:value="260">
            <text:p>2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DE_IDVAL%</text:p>
          </table:table-cell>
          <table:table-cell office:value-type="string">
            <text:p>usercard.php</text:p>
          </table:table-cell>
          <table:table-cell office:value-type="string">
            <text:p>members(D,DE_IDGVALID,DE_VAL):DE_IDVAL,DE_VAL</text:p>
          </table:table-cell>
          <table:table-cell table:number-columns-repeated="243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IDREALISED</text:p>
          </table:table-cell>
          <table:table-cell office:value-type="string">
            <text:p>DE_FR_VALID</text:p>
          </table:table-cell>
          <table:table-cell office:value-type="string">
            <text:p>réalisation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35]+10" office:value-type="float" office:value="270">
            <text:p>27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getTitle(DE_IDREALISED):DE_REALISED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office:value-type="string">
            <text:p>DE_REALISED</text:p>
          </table:table-cell>
          <table:table-cell office:value-type="string">
            <text:p>DE_FR_VALID</text:p>
          </table:table-cell>
          <table:table-cell office:value-type="string">
            <text:p>réalisa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6]+10" office:value-type="float" office:value="280">
            <text:p>2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DE_IDREALISED%</text:p>
          </table:table-cell>
          <table:table-cell office:value-type="string">
            <text:p>usercard.php</text:p>
          </table:table-cell>
          <table:table-cell office:value-type="string">
            <text:p>members(D,DE_IDGREAL,DE_REALISED):DE_IDREALISED,DE_REALISED</text:p>
          </table:table-cell>
          <table:table-cell table:number-columns-repeated="243"/>
        </table:table-row>
        <table:table-row table:style-name="ro1">
          <table:table-cell table:style-name="ce81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86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DE_FR_PVAL</text:p>
          </table:table-cell>
          <table:table-cell table:style-name="ce43"/>
          <table:table-cell table:style-name="ce43" office:value-type="string">
            <text:p>Validation group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86" office:value-type="string">
            <text:p>Y</text:p>
          </table:table-cell>
          <table:table-cell table:style-name="ce86" table:number-columns-repeated="2"/>
          <table:table-cell table:style-name="ce86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86" office:value-type="string">
            <text:p>Y</text:p>
          </table:table-cell>
          <table:table-cell table:style-name="ce86" office:value-type="string">
            <text:p>%S%app=FDL&amp;action=FDL_CARD&amp;id=%DE_IDGVALID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style-name="ce70" table:number-columns-repeated="16"/>
          <table:table-cell table:style-name="Default" table:number-columns-repeated="240"/>
        </table:table-row>
        <table:table-row table:style-name="ro1">
          <table:table-cell table:style-name="ce82" office:value-type="string">
            <text:p>DEFAULT</text:p>
          </table:table-cell>
          <table:table-cell table:style-name="ce82" office:value-type="string">
            <text:p>DE_IDREDAC</text:p>
          </table:table-cell>
          <table:table-cell table:style-name="ce82" office:value-type="string">
            <text:p>::userDocid()</text:p>
          </table:table-cell>
          <table:table-cell table:style-name="ce82" table:number-columns-repeated="13"/>
          <table:table-cell table:number-columns-repeated="240"/>
        </table:table-row>
        <table:table-row table:style-name="ro1">
          <table:table-cell table:style-name="ce82" office:value-type="string">
            <text:p>DEFAULT</text:p>
          </table:table-cell>
          <table:table-cell table:style-name="ce82" office:value-type="string">
            <text:p>DE_REDAC</text:p>
          </table:table-cell>
          <table:table-cell table:style-name="ce82" office:value-type="string">
            <text:p>::getTitle(DE_IDREDAC)</text:p>
          </table:table-cell>
          <table:table-cell table:style-name="ce82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86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83" office:value-type="string">
            <text:p>END</text:p>
          </table:table-cell>
          <table:table-cell table:style-name="ce83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18" table:print="false">
        <office:forms form:automatic-focus="false" form:apply-design-mode="false"/>
        <table:table-column table:style-name="co1" table:default-cell-style-name="ce4"/>
        <table:table-column table:style-name="co141" table:default-cell-style-name="ce4"/>
        <table:table-column table:style-name="co142" table:default-cell-style-name="ce4"/>
        <table:table-column table:style-name="co52" table:default-cell-style-name="ce4"/>
        <table:table-column table:style-name="co143" table:default-cell-style-name="ce4"/>
        <table:table-column table:style-name="co144" table:default-cell-style-name="ce4"/>
        <table:table-column table:style-name="co145" table:default-cell-style-name="ce4"/>
        <table:table-column table:style-name="co1" table:number-columns-repeated="2" table:default-cell-style-name="ce4"/>
        <table:table-column table:style-name="co146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6" office:value-type="string">
            <text:p>need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5"/>
          <table:table-cell table:style-name="ce6"/>
          <table:table-cell table:style-name="ce4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PFILE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fichier param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file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DMUL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mul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docid("ZOO_ANIMAL")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6"/>
          <table:table-cell table:style-name="ce46" office:value-type="string">
            <text:p>multiple=yes</text:p>
          </table:table-cell>
          <table:table-cell table:style-name="ce46" table:number-columns-repeated="240"/>
        </table:table-row>
        <table:table-row table:style-name="ro1" table:number-rows-repeated="2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2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13" table:style-name="ta19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8">18/11/2010</text:date>, <text:time>16:5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0-11-18T16:50:12</dc:date>
    <meta:editing-cycles>193</meta:editing-cycles>
    <meta:editing-duration>PT125H19M36S</meta:editing-duration>
    <dc:creator>Eric Brison</dc:creator>
    <meta:document-statistic meta:table-count="13" meta:cell-count="1796" meta:object-count="0"/>
    <meta:user-defined meta:name="Info 1"/>
    <meta:user-defined meta:name="Info 2"/>
    <meta:user-defined meta:name="Info 3"/>
    <meta:user-defined meta:name="Info 4"/>
  </office:meta>
</office:document-meta>
</file>